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sulat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our 0 / Debout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Couche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Debout / sans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Couche / sans NPA</text:p>
          </table:table-cell>
          <table:covered-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</table:table-row>
        <table:table-row table:style-name="ro1"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</table:table-row>
        <table:table-row table:style-name="ro1"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</table:table-row>
        <table:table-row table:style-name="ro1"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</table:table-row>
        <table:table-row table:style-name="ro1"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</table:table-row>
        <table:table-row table:style-name="ro1"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</table:table-row>
        <table:table-row table:style-name="ro1"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</table:table-row>
        <table:table-row table:style-name="ro1"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</table:table-row>
        <table:table-row table:style-name="ro1"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</table:table-row>
        <table:table-row table:style-name="ro1"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</table:table-row>
        <table:table-row table:style-name="ro1"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our 1 / Debout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Couche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Debout / sans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Couche / sans NPA</text:p>
          </table:table-cell>
          <table:covered-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</table:table-row>
        <table:table-row table:style-name="ro1"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</table:table-row>
        <table:table-row table:style-name="ro1"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</table:table-row>
        <table:table-row table:style-name="ro1"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</table:table-row>
        <table:table-row table:style-name="ro1"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</table:table-row>
        <table:table-row table:style-name="ro1"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</table:table-row>
        <table:table-row table:style-name="ro1"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</table:table-row>
        <table:table-row table:style-name="ro1"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</table:table-row>
        <table:table-row table:style-name="ro1"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</table:table-row>
        <table:table-row table:style-name="ro1"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</table:table-row>
        <table:table-row table:style-name="ro1"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</table:table-row>
      </table:table>
      <table:table table:name="Sheet3" table:style-name="ta1">
        <table:table-column table:style-name="co3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3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Plante </text:p>
          </table:table-cell>
          <table:table-cell table:style-name="ce6" office:value-type="string" calcext:value-type="string">
            <text:p>Angle Jour 0</text:p>
          </table:table-cell>
          <table:table-cell table:style-name="ce6" office:value-type="string" calcext:value-type="string">
            <text:p>Angle Jour 1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NPA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 office:value-type="float" office:value="155.075" calcext:value-type="float">
            <text:p>155,0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 office:value-type="float" office:value="147.071" calcext:value-type="float">
            <text:p>147,0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 office:value-type="float" office:value="177.056" calcext:value-type="float">
            <text:p>177,0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 office:value-type="float" office:value="171.355" calcext:value-type="float">
            <text:p>171,3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 office:value-type="float" office:value="177.039" calcext:value-type="float">
            <text:p>177,0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 office:value-type="float" office:value="178.83" calcext:value-type="float">
            <text:p>178,8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 office:value-type="float" office:value="162.388" calcext:value-type="float">
            <text:p>162,3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 office:value-type="float" office:value="161.956" calcext:value-type="float">
            <text:p>161,9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 office:value-type="float" office:value="156.745" calcext:value-type="float">
            <text:p>156,7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 office:value-type="float" office:value="161.186" calcext:value-type="float">
            <text:p>161,1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float" office:value="163.241" calcext:value-type="float">
            <text:p>163,24</text:p>
          </table:table-cell>
          <table:table-cell office:value-type="float" office:value="158.819" calcext:value-type="float">
            <text:p>158,8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float" office:value="173.322" calcext:value-type="float">
            <text:p>173,32</text:p>
          </table:table-cell>
          <table:table-cell office:value-type="float" office:value="157.166" calcext:value-type="float">
            <text:p>157,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float" office:value="159.392" calcext:value-type="float">
            <text:p>159,39</text:p>
          </table:table-cell>
          <table:table-cell office:value-type="float" office:value="166.686" calcext:value-type="float">
            <text:p>166,6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float" office:value="164.078" calcext:value-type="float">
            <text:p>164,08</text:p>
          </table:table-cell>
          <table:table-cell office:value-type="float" office:value="165.687" calcext:value-type="float">
            <text:p>165,6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float" office:value="167.207" calcext:value-type="float">
            <text:p>167,21</text:p>
          </table:table-cell>
          <table:table-cell office:value-type="float" office:value="173.991" calcext:value-type="float">
            <text:p>173,9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float" office:value="169.38" calcext:value-type="float">
            <text:p>169,38</text:p>
          </table:table-cell>
          <table:table-cell office:value-type="float" office:value="172.949" calcext:value-type="float">
            <text:p>172,9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float" office:value="168.247" calcext:value-type="float">
            <text:p>168,25</text:p>
          </table:table-cell>
          <table:table-cell office:value-type="float" office:value="169.261" calcext:value-type="float">
            <text:p>169,2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float" office:value="168.69" calcext:value-type="float">
            <text:p>168,69</text:p>
          </table:table-cell>
          <table:table-cell office:value-type="float" office:value="161.454" calcext:value-type="float">
            <text:p>161,4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float" office:value="164.407" calcext:value-type="float">
            <text:p>164,41</text:p>
          </table:table-cell>
          <table:table-cell office:value-type="float" office:value="172.389" calcext:value-type="float">
            <text:p>172,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float" office:value="173.064" calcext:value-type="float">
            <text:p>173,06</text:p>
          </table:table-cell>
          <table:table-cell office:value-type="float" office:value="171.231" calcext:value-type="float">
            <text:p>171,2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float" office:value="163.36" calcext:value-type="float">
            <text:p>163,36</text:p>
          </table:table-cell>
          <table:table-cell office:value-type="float" office:value="175.865" calcext:value-type="float">
            <text:p>175,8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float" office:value="175.977" calcext:value-type="float">
            <text:p>175,98</text:p>
          </table:table-cell>
          <table:table-cell office:value-type="float" office:value="120.674" calcext:value-type="float">
            <text:p>120,6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float" office:value="178.452" calcext:value-type="float">
            <text:p>178,45</text:p>
          </table:table-cell>
          <table:table-cell office:value-type="float" office:value="137.252" calcext:value-type="float">
            <text:p>137,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float" office:value="173.729" calcext:value-type="float">
            <text:p>173,73</text:p>
          </table:table-cell>
          <table:table-cell office:value-type="float" office:value="95.027" calcext:value-type="float">
            <text:p>95,0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float" office:value="175.197" calcext:value-type="float">
            <text:p>175,20</text:p>
          </table:table-cell>
          <table:table-cell office:value-type="float" office:value="149.233" calcext:value-type="float">
            <text:p>149,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float" office:value="171.518" calcext:value-type="float">
            <text:p>171,52</text:p>
          </table:table-cell>
          <table:table-cell office:value-type="float" office:value="114.664" calcext:value-type="float">
            <text:p>114,6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float" office:value="171.469" calcext:value-type="float">
            <text:p>171,47</text:p>
          </table:table-cell>
          <table:table-cell office:value-type="float" office:value="133.897" calcext:value-type="float">
            <text:p>133,9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float" office:value="177.169" calcext:value-type="float">
            <text:p>177,17</text:p>
          </table:table-cell>
          <table:table-cell office:value-type="float" office:value="152.117" calcext:value-type="float">
            <text:p>152,1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float" office:value="165.324" calcext:value-type="float">
            <text:p>165,32</text:p>
          </table:table-cell>
          <table:table-cell office:value-type="float" office:value="154.189" calcext:value-type="float">
            <text:p>154,1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float" office:value="175.721" calcext:value-type="float">
            <text:p>175,72</text:p>
          </table:table-cell>
          <table:table-cell office:value-type="float" office:value="143.991" calcext:value-type="float">
            <text:p>143,9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float" office:value="174.92" calcext:value-type="float">
            <text:p>174,92</text:p>
          </table:table-cell>
          <table:table-cell office:value-type="float" office:value="151.954" calcext:value-type="float">
            <text:p>151,9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float" office:value="162.357" calcext:value-type="float">
            <text:p>162,36</text:p>
          </table:table-cell>
          <table:table-cell office:value-type="float" office:value="173.411" calcext:value-type="float">
            <text:p>173,4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float" office:value="164.818" calcext:value-type="float">
            <text:p>164,82</text:p>
          </table:table-cell>
          <table:table-cell office:value-type="float" office:value="174.695" calcext:value-type="float">
            <text:p>174,7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float" office:value="164.157" calcext:value-type="float">
            <text:p>164,16</text:p>
          </table:table-cell>
          <table:table-cell office:value-type="float" office:value="168.056" calcext:value-type="float">
            <text:p>168,0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float" office:value="168.111" calcext:value-type="float">
            <text:p>168,11</text:p>
          </table:table-cell>
          <table:table-cell office:value-type="float" office:value="144.547" calcext:value-type="float">
            <text:p>144,5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float" office:value="176.341" calcext:value-type="float">
            <text:p>176,34</text:p>
          </table:table-cell>
          <table:table-cell office:value-type="float" office:value="158.764" calcext:value-type="float">
            <text:p>158,7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float" office:value="164.712" calcext:value-type="float">
            <text:p>164,71</text:p>
          </table:table-cell>
          <table:table-cell office:value-type="float" office:value="167.486" calcext:value-type="float">
            <text:p>167,4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float" office:value="169.599" calcext:value-type="float">
            <text:p>169,60</text:p>
          </table:table-cell>
          <table:table-cell office:value-type="float" office:value="168.417" calcext:value-type="float">
            <text:p>168,4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float" office:value="179.838" calcext:value-type="float">
            <text:p>179,84</text:p>
          </table:table-cell>
          <table:table-cell office:value-type="float" office:value="169.771" calcext:value-type="float">
            <text:p>169,7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float" office:value="169.179" calcext:value-type="float">
            <text:p>169,18</text:p>
          </table:table-cell>
          <table:table-cell office:value-type="float" office:value="173.358" calcext:value-type="float">
            <text:p>173,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</table:table>
      <table:table table:name="Sheet2" table:style-name="ta1">
        <table:table-column table:style-name="co2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Plant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NPA</text:p>
          </table:table-cell>
          <table:table-cell table:style-name="ce5" office:value-type="string" calcext:value-type="string">
            <text:p>Jour</text:p>
          </table:table-cell>
          <table:table-cell table:style-name="ce5" office:value-type="string" calcext:value-type="string">
            <text:p>angle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527" calcext:value-type="float">
            <text:p>16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283" calcext:value-type="float">
            <text:p>17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97" calcext:value-type="float">
            <text:p>177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992" calcext:value-type="float">
            <text:p>170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236" calcext:value-type="float">
            <text:p>175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8" calcext:value-type="float">
            <text:p>177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9.751" calcext:value-type="float">
            <text:p>17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949" calcext:value-type="float">
            <text:p>177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0.254" calcext:value-type="float">
            <text:p>170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3.241" calcext:value-type="float">
            <text:p>163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322" calcext:value-type="float">
            <text:p>17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59.392" calcext:value-type="float">
            <text:p>15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078" calcext:value-type="float">
            <text:p>164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7.207" calcext:value-type="float">
            <text:p>16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38" calcext:value-type="float">
            <text:p>16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247" calcext:value-type="float">
            <text:p>168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69" calcext:value-type="float">
            <text:p>168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407" calcext:value-type="float">
            <text:p>164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064" calcext:value-type="float">
            <text:p>173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3.36" calcext:value-type="float">
            <text:p>16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977" calcext:value-type="float">
            <text:p>176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8.452" calcext:value-type="float">
            <text:p>17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729" calcext:value-type="float">
            <text:p>173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197" calcext:value-type="float">
            <text:p>175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1.518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1.469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169" calcext:value-type="float">
            <text:p>17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5.324" calcext:value-type="float">
            <text:p>165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721" calcext:value-type="float">
            <text:p>175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4.92" calcext:value-type="float">
            <text:p>174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2.357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818" calcext:value-type="float">
            <text:p>164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157" calcext:value-type="float">
            <text:p>16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111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6.341" calcext:value-type="float">
            <text:p>176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712" calcext:value-type="float">
            <text:p>16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599" calcext:value-type="float">
            <text:p>169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9.838" calcext:value-type="float">
            <text:p>17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179" calcext:value-type="float">
            <text:p>169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.075" calcext:value-type="float">
            <text:p>155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7.071" calcext:value-type="float">
            <text:p>147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56" calcext:value-type="float">
            <text:p>177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355" calcext:value-type="float">
            <text:p>171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39" calcext:value-type="float">
            <text:p>177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8.83" calcext:value-type="float">
            <text:p>17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2.388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956" calcext:value-type="float">
            <text:p>16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6.745" calcext:value-type="float">
            <text:p>156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186" calcext:value-type="float">
            <text:p>16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819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7.166" calcext:value-type="float">
            <text:p>15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6.686" calcext:value-type="float">
            <text:p>166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5.687" calcext:value-type="float">
            <text:p>165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991" calcext:value-type="float">
            <text:p>17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949" calcext:value-type="float">
            <text:p>172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261" calcext:value-type="float">
            <text:p>169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454" calcext:value-type="float">
            <text:p>16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389" calcext:value-type="float">
            <text:p>17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231" calcext:value-type="float">
            <text:p>17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.865" calcext:value-type="float">
            <text:p>175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0.674" calcext:value-type="float">
            <text:p>120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252" calcext:value-type="float">
            <text:p>137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5.027" calcext:value-type="float">
            <text:p>95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.233" calcext:value-type="float">
            <text:p>149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4.664" calcext:value-type="float">
            <text:p>11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897" calcext:value-type="float">
            <text:p>133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117" calcext:value-type="float">
            <text:p>152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4.189" calcext:value-type="float">
            <text:p>15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3.991" calcext:value-type="float">
            <text:p>14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1.954" calcext:value-type="float">
            <text:p>15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411" calcext:value-type="float">
            <text:p>17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4.695" calcext:value-type="float">
            <text:p>17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056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4.547" calcext:value-type="float">
            <text:p>14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764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7.486" calcext:value-type="float">
            <text:p>167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417" calcext:value-type="float">
            <text:p>168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771" calcext:value-type="float">
            <text:p>16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358" calcext:value-type="float">
            <text:p>173,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8:11:03.294014750</dc:date>
    <meta:editing-duration>PT3H15M46S</meta:editing-duration>
    <meta:editing-cycles>1</meta:editing-cycles>
    <meta:generator>LibreOffice/5.1.4.2$MacOSX_X86_64 LibreOffice_project/f99d75f39f1c57ebdd7ffc5f42867c12031db97a</meta:generator>
    <meta:document-statistic meta:table-count="3" meta:cell-count="786" meta:object-count="0"/>
  </office:meta>
</office:document-meta>
</file>